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051cm" draw:marker-start="Rounded_20_large_20_Arrow" draw:marker-start-width="0.178cm" draw:marker-end-width="0.178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="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51cm" svg:height="0.791cm" svg:x="2.97cm" svg:y="1.635cm">
          <text:p text:style-name="P2"/>
        </draw:rect>
        <draw:line draw:style-name="gr2" draw:text-style-name="P1" draw:layer="layout" svg:x1="3.78cm" svg:y1="1.635cm" svg:x2="3.78cm" svg:y2="2.426cm">
          <text:p text:style-name="P2"/>
        </draw:line>
        <draw:line draw:style-name="gr2" draw:text-style-name="P1" draw:layer="layout" svg:x1="4.68cm" svg:y1="1.636cm" svg:x2="4.68cm" svg:y2="2.427cm">
          <text:p text:style-name="P2"/>
        </draw:line>
        <draw:rect draw:style-name="gr1" draw:text-style-name="P1" draw:layer="layout" svg:width="0.807cm" svg:height="0.791cm" svg:x="2.97cm" svg:y="2.436cm">
          <text:p text:style-name="P2"/>
        </draw:rect>
        <draw:frame draw:style-name="gr3" draw:text-style-name="P3" draw:layer="layout" svg:width="1.027cm" svg:height="0.806cm" svg:x="2.104cm" svg:y="2.38cm">
          <draw:text-box>
            <text:p text:style-name="P2"><text:span text:style-name="T1">1s</text:span></text:p>
          </draw:text-box>
        </draw:frame>
        <draw:line draw:style-name="gr2" draw:text-style-name="P1" draw:layer="layout" svg:x1="5.58cm" svg:y1="1.637cm" svg:x2="5.58cm" svg:y2="2.428cm">
          <text:p text:style-name="P2"/>
        </draw:line>
        <draw:frame draw:style-name="gr3" draw:text-style-name="P3" draw:layer="layout" svg:width="1.857cm" svg:height="0.806cm" svg:x="1.273cm" svg:y="1.68cm">
          <draw:text-box>
            <text:p text:style-name="P2"><text:span text:style-name="T1">2s, 2p</text:span></text:p>
          </draw:text-box>
        </draw:frame>
        <draw:line draw:style-name="gr4" draw:text-style-name="P1" draw:layer="layout" svg:x1="3.276cm" svg:y1="2.511cm" svg:x2="3.276cm" svg:y2="3.146cm">
          <text:p text:style-name="P2"/>
        </draw:line>
        <draw:frame draw:style-name="gr3" draw:layer="layout" svg:width="0.959cm" svg:height="0.962cm" svg:x="4.485cm" svg:y="2.38cm">
          <draw:text-box>
            <text:p text:style-name="P2">H</text:p>
          </draw:text-box>
        </draw:frame>
        <draw:rect draw:style-name="gr1" draw:text-style-name="P1" draw:layer="layout" svg:width="3.51cm" svg:height="0.791cm" svg:x="8.771cm" svg:y="1.636cm">
          <text:p text:style-name="P2"/>
        </draw:rect>
        <draw:line draw:style-name="gr2" draw:text-style-name="P1" draw:layer="layout" svg:x1="9.581cm" svg:y1="1.636cm" svg:x2="9.581cm" svg:y2="2.427cm">
          <text:p text:style-name="P2"/>
        </draw:line>
        <draw:line draw:style-name="gr2" draw:text-style-name="P1" draw:layer="layout" svg:x1="10.481cm" svg:y1="1.637cm" svg:x2="10.481cm" svg:y2="2.428cm">
          <text:p text:style-name="P2"/>
        </draw:line>
        <draw:rect draw:style-name="gr1" draw:text-style-name="P1" draw:layer="layout" svg:width="0.807cm" svg:height="0.791cm" svg:x="8.771cm" svg:y="2.437cm">
          <text:p text:style-name="P2"/>
        </draw:rect>
        <draw:frame draw:style-name="gr3" draw:text-style-name="P3" draw:layer="layout" svg:width="1.027cm" svg:height="0.806cm" svg:x="7.905cm" svg:y="2.381cm">
          <draw:text-box>
            <text:p text:style-name="P2"><text:span text:style-name="T1">1s</text:span></text:p>
          </draw:text-box>
        </draw:frame>
        <draw:line draw:style-name="gr2" draw:text-style-name="P1" draw:layer="layout" svg:x1="11.381cm" svg:y1="1.638cm" svg:x2="11.381cm" svg:y2="2.429cm">
          <text:p text:style-name="P2"/>
        </draw:line>
        <draw:frame draw:style-name="gr3" draw:text-style-name="P3" draw:layer="layout" svg:width="1.857cm" svg:height="0.806cm" svg:x="7.074cm" svg:y="1.681cm">
          <draw:text-box>
            <text:p text:style-name="P2"><text:span text:style-name="T1">2s, 2p</text:span></text:p>
          </draw:text-box>
        </draw:frame>
        <draw:line draw:style-name="gr4" draw:text-style-name="P1" draw:layer="layout" svg:x1="9.061cm" svg:y1="2.512cm" svg:x2="9.061cm" svg:y2="3.147cm">
          <text:p text:style-name="P2"/>
        </draw:line>
        <draw:frame draw:style-name="gr3" draw:layer="layout" svg:width="1.311cm" svg:height="0.962cm" svg:x="10.286cm" svg:y="2.381cm">
          <draw:text-box>
            <text:p text:style-name="P2">He</text:p>
          </draw:text-box>
        </draw:frame>
        <draw:line draw:style-name="gr4" draw:text-style-name="P1" draw:layer="layout" svg:x1="9.361cm" svg:y1="3.147cm" svg:x2="9.361cm" svg:y2="2.512cm">
          <text:p text:style-name="P2"/>
        </draw:line>
        <draw:rect draw:style-name="gr1" draw:text-style-name="P1" draw:layer="layout" svg:width="3.51cm" svg:height="0.791cm" svg:x="2.924cm" svg:y="3.837cm">
          <text:p text:style-name="P2"/>
        </draw:rect>
        <draw:line draw:style-name="gr2" draw:text-style-name="P1" draw:layer="layout" svg:x1="3.734cm" svg:y1="3.837cm" svg:x2="3.734cm" svg:y2="4.628cm">
          <text:p text:style-name="P2"/>
        </draw:line>
        <draw:line draw:style-name="gr2" draw:text-style-name="P1" draw:layer="layout" svg:x1="4.634cm" svg:y1="3.838cm" svg:x2="4.634cm" svg:y2="4.629cm">
          <text:p text:style-name="P2"/>
        </draw:line>
        <draw:rect draw:style-name="gr1" draw:text-style-name="P1" draw:layer="layout" svg:width="0.807cm" svg:height="0.791cm" svg:x="2.924cm" svg:y="4.638cm">
          <text:p text:style-name="P2"/>
        </draw:rect>
        <draw:frame draw:style-name="gr3" draw:text-style-name="P3" draw:layer="layout" svg:width="1.027cm" svg:height="0.806cm" svg:x="2.058cm" svg:y="4.582cm">
          <draw:text-box>
            <text:p text:style-name="P2"><text:span text:style-name="T1">1s</text:span></text:p>
          </draw:text-box>
        </draw:frame>
        <draw:line draw:style-name="gr2" draw:text-style-name="P1" draw:layer="layout" svg:x1="5.534cm" svg:y1="3.839cm" svg:x2="5.534cm" svg:y2="4.63cm">
          <text:p text:style-name="P2"/>
        </draw:line>
        <draw:frame draw:style-name="gr3" draw:text-style-name="P3" draw:layer="layout" svg:width="1.857cm" svg:height="0.806cm" svg:x="1.227cm" svg:y="3.882cm">
          <draw:text-box>
            <text:p text:style-name="P2"><text:span text:style-name="T1">2s, 2p</text:span></text:p>
          </draw:text-box>
        </draw:frame>
        <draw:line draw:style-name="gr4" draw:text-style-name="P1" draw:layer="layout" svg:x1="3.214cm" svg:y1="4.713cm" svg:x2="3.214cm" svg:y2="5.348cm">
          <text:p text:style-name="P2"/>
        </draw:line>
        <draw:frame draw:style-name="gr3" draw:layer="layout" svg:width="0.993cm" svg:height="0.962cm" svg:x="4.439cm" svg:y="4.582cm">
          <draw:text-box>
            <text:p text:style-name="P2">Li</text:p>
          </draw:text-box>
        </draw:frame>
        <draw:line draw:style-name="gr4" draw:text-style-name="P1" draw:layer="layout" svg:x1="3.514cm" svg:y1="5.348cm" svg:x2="3.514cm" svg:y2="4.713cm">
          <text:p text:style-name="P2"/>
        </draw:line>
        <draw:rect draw:style-name="gr1" draw:text-style-name="P1" draw:layer="layout" svg:width="3.51cm" svg:height="0.791cm" svg:x="8.725cm" svg:y="3.838cm">
          <text:p text:style-name="P2"/>
        </draw:rect>
        <draw:line draw:style-name="gr2" draw:text-style-name="P1" draw:layer="layout" svg:x1="9.535cm" svg:y1="3.838cm" svg:x2="9.535cm" svg:y2="4.629cm">
          <text:p text:style-name="P2"/>
        </draw:line>
        <draw:line draw:style-name="gr2" draw:text-style-name="P1" draw:layer="layout" svg:x1="10.435cm" svg:y1="3.839cm" svg:x2="10.435cm" svg:y2="4.63cm">
          <text:p text:style-name="P2"/>
        </draw:line>
        <draw:rect draw:style-name="gr1" draw:text-style-name="P1" draw:layer="layout" svg:width="0.807cm" svg:height="0.791cm" svg:x="8.725cm" svg:y="4.639cm">
          <text:p text:style-name="P2"/>
        </draw:rect>
        <draw:frame draw:style-name="gr3" draw:text-style-name="P3" draw:layer="layout" svg:width="1.027cm" svg:height="0.806cm" svg:x="7.859cm" svg:y="4.583cm">
          <draw:text-box>
            <text:p text:style-name="P2"><text:span text:style-name="T1">1s</text:span></text:p>
          </draw:text-box>
        </draw:frame>
        <draw:line draw:style-name="gr2" draw:text-style-name="P1" draw:layer="layout" svg:x1="11.335cm" svg:y1="3.84cm" svg:x2="11.335cm" svg:y2="4.631cm">
          <text:p text:style-name="P2"/>
        </draw:line>
        <draw:frame draw:style-name="gr3" draw:text-style-name="P3" draw:layer="layout" svg:width="1.857cm" svg:height="0.806cm" svg:x="7.028cm" svg:y="3.883cm">
          <draw:text-box>
            <text:p text:style-name="P2"><text:span text:style-name="T1">2s, 2p</text:span></text:p>
          </draw:text-box>
        </draw:frame>
        <draw:line draw:style-name="gr4" draw:text-style-name="P1" draw:layer="layout" svg:x1="9.015cm" svg:y1="4.714cm" svg:x2="9.015cm" svg:y2="5.349cm">
          <text:p text:style-name="P2"/>
        </draw:line>
        <draw:frame draw:style-name="gr3" draw:layer="layout" svg:width="1.277cm" svg:height="0.962cm" svg:x="10.24cm" svg:y="4.583cm">
          <draw:text-box>
            <text:p text:style-name="P2">Be</text:p>
          </draw:text-box>
        </draw:frame>
        <draw:line draw:style-name="gr4" draw:text-style-name="P1" draw:layer="layout" svg:x1="9.315cm" svg:y1="5.349cm" svg:x2="9.315cm" svg:y2="4.714cm">
          <text:p text:style-name="P2"/>
        </draw:line>
        <draw:rect draw:style-name="gr1" draw:text-style-name="P1" draw:layer="layout" svg:width="3.51cm" svg:height="0.791cm" svg:x="14.826cm" svg:y="3.839cm">
          <text:p text:style-name="P2"/>
        </draw:rect>
        <draw:line draw:style-name="gr2" draw:text-style-name="P1" draw:layer="layout" svg:x1="15.636cm" svg:y1="3.839cm" svg:x2="15.636cm" svg:y2="4.63cm">
          <text:p text:style-name="P2"/>
        </draw:line>
        <draw:line draw:style-name="gr2" draw:text-style-name="P1" draw:layer="layout" svg:x1="16.536cm" svg:y1="3.84cm" svg:x2="16.536cm" svg:y2="4.631cm">
          <text:p text:style-name="P2"/>
        </draw:line>
        <draw:rect draw:style-name="gr1" draw:text-style-name="P1" draw:layer="layout" svg:width="0.807cm" svg:height="0.791cm" svg:x="14.826cm" svg:y="4.64cm">
          <text:p text:style-name="P2"/>
        </draw:rect>
        <draw:frame draw:style-name="gr3" draw:text-style-name="P3" draw:layer="layout" svg:width="1.027cm" svg:height="0.806cm" svg:x="13.96cm" svg:y="4.584cm">
          <draw:text-box>
            <text:p text:style-name="P2"><text:span text:style-name="T1">1s</text:span></text:p>
          </draw:text-box>
        </draw:frame>
        <draw:line draw:style-name="gr2" draw:text-style-name="P1" draw:layer="layout" svg:x1="17.436cm" svg:y1="3.841cm" svg:x2="17.436cm" svg:y2="4.632cm">
          <text:p text:style-name="P2"/>
        </draw:line>
        <draw:frame draw:style-name="gr3" draw:text-style-name="P3" draw:layer="layout" svg:width="1.857cm" svg:height="0.806cm" svg:x="13.129cm" svg:y="3.884cm">
          <draw:text-box>
            <text:p text:style-name="P2"><text:span text:style-name="T1">2s, 2p</text:span></text:p>
          </draw:text-box>
        </draw:frame>
        <draw:line draw:style-name="gr4" draw:text-style-name="P1" draw:layer="layout" svg:x1="15.116cm" svg:y1="4.715cm" svg:x2="15.116cm" svg:y2="5.35cm">
          <text:p text:style-name="P2"/>
        </draw:line>
        <draw:frame draw:style-name="gr3" draw:layer="layout" svg:width="0.925cm" svg:height="0.962cm" svg:x="16.341cm" svg:y="4.584cm">
          <draw:text-box>
            <text:p text:style-name="P2">B</text:p>
          </draw:text-box>
        </draw:frame>
        <draw:line draw:style-name="gr4" draw:text-style-name="P1" draw:layer="layout" svg:x1="15.416cm" svg:y1="5.35cm" svg:x2="15.416cm" svg:y2="4.715cm">
          <text:p text:style-name="P2"/>
        </draw:line>
        <draw:rect draw:style-name="gr1" draw:text-style-name="P1" draw:layer="layout" svg:width="3.51cm" svg:height="0.791cm" svg:x="2.925cm" svg:y="6.438cm">
          <text:p text:style-name="P2"/>
        </draw:rect>
        <draw:line draw:style-name="gr2" draw:text-style-name="P1" draw:layer="layout" svg:x1="3.735cm" svg:y1="6.438cm" svg:x2="3.735cm" svg:y2="7.229cm">
          <text:p text:style-name="P2"/>
        </draw:line>
        <draw:line draw:style-name="gr2" draw:text-style-name="P1" draw:layer="layout" svg:x1="4.635cm" svg:y1="6.439cm" svg:x2="4.635cm" svg:y2="7.23cm">
          <text:p text:style-name="P2"/>
        </draw:line>
        <draw:rect draw:style-name="gr1" draw:text-style-name="P1" draw:layer="layout" svg:width="0.807cm" svg:height="0.791cm" svg:x="2.925cm" svg:y="7.239cm">
          <text:p text:style-name="P2"/>
        </draw:rect>
        <draw:frame draw:style-name="gr3" draw:text-style-name="P3" draw:layer="layout" svg:width="1.027cm" svg:height="0.806cm" svg:x="2.059cm" svg:y="7.183cm">
          <draw:text-box>
            <text:p text:style-name="P2"><text:span text:style-name="T1">1s</text:span></text:p>
          </draw:text-box>
        </draw:frame>
        <draw:line draw:style-name="gr2" draw:text-style-name="P1" draw:layer="layout" svg:x1="5.535cm" svg:y1="6.44cm" svg:x2="5.535cm" svg:y2="7.231cm">
          <text:p text:style-name="P2"/>
        </draw:line>
        <draw:frame draw:style-name="gr3" draw:text-style-name="P3" draw:layer="layout" svg:width="1.857cm" svg:height="0.806cm" svg:x="1.228cm" svg:y="6.483cm">
          <draw:text-box>
            <text:p text:style-name="P2"><text:span text:style-name="T1">2s, 2p</text:span></text:p>
          </draw:text-box>
        </draw:frame>
        <draw:line draw:style-name="gr4" draw:text-style-name="P1" draw:layer="layout" svg:x1="3.215cm" svg:y1="7.314cm" svg:x2="3.215cm" svg:y2="7.949cm">
          <text:p text:style-name="P2"/>
        </draw:line>
        <draw:frame draw:style-name="gr3" draw:layer="layout" svg:width="0.959cm" svg:height="0.962cm" svg:x="4.44cm" svg:y="7.183cm">
          <draw:text-box>
            <text:p text:style-name="P2">N</text:p>
          </draw:text-box>
        </draw:frame>
        <draw:line draw:style-name="gr4" draw:text-style-name="P1" draw:layer="layout" svg:x1="3.515cm" svg:y1="7.949cm" svg:x2="3.515cm" svg:y2="7.314cm">
          <text:p text:style-name="P2"/>
        </draw:line>
        <draw:rect draw:style-name="gr1" draw:text-style-name="P1" draw:layer="layout" svg:width="3.51cm" svg:height="0.791cm" svg:x="8.726cm" svg:y="6.439cm">
          <text:p text:style-name="P2"/>
        </draw:rect>
        <draw:line draw:style-name="gr2" draw:text-style-name="P1" draw:layer="layout" svg:x1="9.536cm" svg:y1="6.439cm" svg:x2="9.536cm" svg:y2="7.23cm">
          <text:p text:style-name="P2"/>
        </draw:line>
        <draw:line draw:style-name="gr2" draw:text-style-name="P1" draw:layer="layout" svg:x1="10.436cm" svg:y1="6.44cm" svg:x2="10.436cm" svg:y2="7.231cm">
          <text:p text:style-name="P2"/>
        </draw:line>
        <draw:rect draw:style-name="gr1" draw:text-style-name="P1" draw:layer="layout" svg:width="0.807cm" svg:height="0.791cm" svg:x="8.726cm" svg:y="7.24cm">
          <text:p text:style-name="P2"/>
        </draw:rect>
        <draw:frame draw:style-name="gr3" draw:text-style-name="P3" draw:layer="layout" svg:width="1.027cm" svg:height="0.806cm" svg:x="7.86cm" svg:y="7.184cm">
          <draw:text-box>
            <text:p text:style-name="P2"><text:span text:style-name="T1">1s</text:span></text:p>
          </draw:text-box>
        </draw:frame>
        <draw:line draw:style-name="gr2" draw:text-style-name="P1" draw:layer="layout" svg:x1="11.336cm" svg:y1="6.441cm" svg:x2="11.336cm" svg:y2="7.232cm">
          <text:p text:style-name="P2"/>
        </draw:line>
        <draw:frame draw:style-name="gr3" draw:text-style-name="P3" draw:layer="layout" svg:width="1.857cm" svg:height="0.806cm" svg:x="7.029cm" svg:y="6.484cm">
          <draw:text-box>
            <text:p text:style-name="P2"><text:span text:style-name="T1">2s, 2p</text:span></text:p>
          </draw:text-box>
        </draw:frame>
        <draw:line draw:style-name="gr4" draw:text-style-name="P1" draw:layer="layout" svg:x1="9.016cm" svg:y1="7.315cm" svg:x2="9.016cm" svg:y2="7.95cm">
          <text:p text:style-name="P2"/>
        </draw:line>
        <draw:frame draw:style-name="gr3" draw:layer="layout" svg:width="0.993cm" svg:height="0.962cm" svg:x="10.241cm" svg:y="7.184cm">
          <draw:text-box>
            <text:p text:style-name="P2">O</text:p>
          </draw:text-box>
        </draw:frame>
        <draw:line draw:style-name="gr4" draw:text-style-name="P1" draw:layer="layout" svg:x1="9.316cm" svg:y1="7.95cm" svg:x2="9.316cm" svg:y2="7.315cm">
          <text:p text:style-name="P2"/>
        </draw:line>
        <draw:rect draw:style-name="gr1" draw:text-style-name="P1" draw:layer="layout" svg:width="3.51cm" svg:height="0.791cm" svg:x="20.927cm" svg:y="3.84cm">
          <text:p text:style-name="P2"/>
        </draw:rect>
        <draw:line draw:style-name="gr2" draw:text-style-name="P1" draw:layer="layout" svg:x1="21.737cm" svg:y1="3.84cm" svg:x2="21.737cm" svg:y2="4.631cm">
          <text:p text:style-name="P2"/>
        </draw:line>
        <draw:line draw:style-name="gr2" draw:text-style-name="P1" draw:layer="layout" svg:x1="22.637cm" svg:y1="3.841cm" svg:x2="22.637cm" svg:y2="4.632cm">
          <text:p text:style-name="P2"/>
        </draw:line>
        <draw:rect draw:style-name="gr1" draw:text-style-name="P1" draw:layer="layout" svg:width="0.807cm" svg:height="0.791cm" svg:x="20.927cm" svg:y="4.641cm">
          <text:p text:style-name="P2"/>
        </draw:rect>
        <draw:frame draw:style-name="gr3" draw:text-style-name="P3" draw:layer="layout" svg:width="1.027cm" svg:height="0.806cm" svg:x="20.061cm" svg:y="4.585cm">
          <draw:text-box>
            <text:p text:style-name="P2"><text:span text:style-name="T1">1s</text:span></text:p>
          </draw:text-box>
        </draw:frame>
        <draw:line draw:style-name="gr2" draw:text-style-name="P1" draw:layer="layout" svg:x1="23.537cm" svg:y1="3.842cm" svg:x2="23.537cm" svg:y2="4.633cm">
          <text:p text:style-name="P2"/>
        </draw:line>
        <draw:frame draw:style-name="gr3" draw:text-style-name="P3" draw:layer="layout" svg:width="1.857cm" svg:height="0.806cm" svg:x="19.23cm" svg:y="3.885cm">
          <draw:text-box>
            <text:p text:style-name="P2"><text:span text:style-name="T1">2s, 2p</text:span></text:p>
          </draw:text-box>
        </draw:frame>
        <draw:line draw:style-name="gr4" draw:text-style-name="P1" draw:layer="layout" svg:x1="21.217cm" svg:y1="4.716cm" svg:x2="21.217cm" svg:y2="5.351cm">
          <text:p text:style-name="P2"/>
        </draw:line>
        <draw:frame draw:style-name="gr3" draw:layer="layout" svg:width="0.959cm" svg:height="0.962cm" svg:x="22.442cm" svg:y="4.585cm">
          <draw:text-box>
            <text:p text:style-name="P2">C</text:p>
          </draw:text-box>
        </draw:frame>
        <draw:line draw:style-name="gr4" draw:text-style-name="P1" draw:layer="layout" svg:x1="21.517cm" svg:y1="5.351cm" svg:x2="21.517cm" svg:y2="4.716cm">
          <text:p text:style-name="P2"/>
        </draw:line>
        <draw:rect draw:style-name="gr1" draw:text-style-name="P1" draw:layer="layout" svg:width="3.51cm" svg:height="0.791cm" svg:x="20.928cm" svg:y="6.441cm">
          <text:p text:style-name="P2"/>
        </draw:rect>
        <draw:line draw:style-name="gr2" draw:text-style-name="P1" draw:layer="layout" svg:x1="21.738cm" svg:y1="6.441cm" svg:x2="21.738cm" svg:y2="7.232cm">
          <text:p text:style-name="P2"/>
        </draw:line>
        <draw:line draw:style-name="gr2" draw:text-style-name="P1" draw:layer="layout" svg:x1="22.638cm" svg:y1="6.442cm" svg:x2="22.638cm" svg:y2="7.233cm">
          <text:p text:style-name="P2"/>
        </draw:line>
        <draw:rect draw:style-name="gr1" draw:text-style-name="P1" draw:layer="layout" svg:width="0.807cm" svg:height="0.791cm" svg:x="20.928cm" svg:y="7.242cm">
          <text:p text:style-name="P2"/>
        </draw:rect>
        <draw:frame draw:style-name="gr3" draw:text-style-name="P3" draw:layer="layout" svg:width="1.027cm" svg:height="0.806cm" svg:x="20.062cm" svg:y="7.186cm">
          <draw:text-box>
            <text:p text:style-name="P2"><text:span text:style-name="T1">1s</text:span></text:p>
          </draw:text-box>
        </draw:frame>
        <draw:line draw:style-name="gr2" draw:text-style-name="P1" draw:layer="layout" svg:x1="23.538cm" svg:y1="6.443cm" svg:x2="23.538cm" svg:y2="7.234cm">
          <text:p text:style-name="P2"/>
        </draw:line>
        <draw:frame draw:style-name="gr3" draw:text-style-name="P3" draw:layer="layout" svg:width="1.857cm" svg:height="0.806cm" svg:x="19.231cm" svg:y="6.486cm">
          <draw:text-box>
            <text:p text:style-name="P2"><text:span text:style-name="T1">2s, 2p</text:span></text:p>
          </draw:text-box>
        </draw:frame>
        <draw:line draw:style-name="gr4" draw:text-style-name="P1" draw:layer="layout" svg:x1="21.218cm" svg:y1="7.317cm" svg:x2="21.218cm" svg:y2="7.952cm">
          <text:p text:style-name="P2"/>
        </draw:line>
        <draw:frame draw:style-name="gr3" draw:layer="layout" svg:width="1.311cm" svg:height="0.962cm" svg:x="22.443cm" svg:y="7.186cm">
          <draw:text-box>
            <text:p text:style-name="P2">Ne</text:p>
          </draw:text-box>
        </draw:frame>
        <draw:line draw:style-name="gr4" draw:text-style-name="P1" draw:layer="layout" svg:x1="21.518cm" svg:y1="7.952cm" svg:x2="21.518cm" svg:y2="7.317cm">
          <text:p text:style-name="P2"/>
        </draw:line>
        <draw:rect draw:style-name="gr1" draw:text-style-name="P1" draw:layer="layout" svg:width="3.51cm" svg:height="0.791cm" svg:x="14.729cm" svg:y="6.442cm">
          <text:p text:style-name="P2"/>
        </draw:rect>
        <draw:line draw:style-name="gr2" draw:text-style-name="P1" draw:layer="layout" svg:x1="15.539cm" svg:y1="6.442cm" svg:x2="15.539cm" svg:y2="7.233cm">
          <text:p text:style-name="P2"/>
        </draw:line>
        <draw:line draw:style-name="gr2" draw:text-style-name="P1" draw:layer="layout" svg:x1="16.439cm" svg:y1="6.443cm" svg:x2="16.439cm" svg:y2="7.234cm">
          <text:p text:style-name="P2"/>
        </draw:line>
        <draw:rect draw:style-name="gr1" draw:text-style-name="P1" draw:layer="layout" svg:width="0.807cm" svg:height="0.791cm" svg:x="14.729cm" svg:y="7.243cm">
          <text:p text:style-name="P2"/>
        </draw:rect>
        <draw:frame draw:style-name="gr3" draw:text-style-name="P3" draw:layer="layout" svg:width="1.027cm" svg:height="0.806cm" svg:x="13.863cm" svg:y="7.187cm">
          <draw:text-box>
            <text:p text:style-name="P2"><text:span text:style-name="T1">1s</text:span></text:p>
          </draw:text-box>
        </draw:frame>
        <draw:line draw:style-name="gr2" draw:text-style-name="P1" draw:layer="layout" svg:x1="17.339cm" svg:y1="6.444cm" svg:x2="17.339cm" svg:y2="7.235cm">
          <text:p text:style-name="P2"/>
        </draw:line>
        <draw:frame draw:style-name="gr3" draw:text-style-name="P3" draw:layer="layout" svg:width="1.857cm" svg:height="0.806cm" svg:x="13.032cm" svg:y="6.487cm">
          <draw:text-box>
            <text:p text:style-name="P2"><text:span text:style-name="T1">2s, 2p</text:span></text:p>
          </draw:text-box>
        </draw:frame>
        <draw:line draw:style-name="gr4" draw:text-style-name="P1" draw:layer="layout" svg:x1="15.019cm" svg:y1="7.318cm" svg:x2="15.019cm" svg:y2="7.953cm">
          <text:p text:style-name="P2"/>
        </draw:line>
        <draw:frame draw:style-name="gr3" draw:layer="layout" svg:width="0.891cm" svg:height="0.962cm" svg:x="16.244cm" svg:y="7.187cm">
          <draw:text-box>
            <text:p text:style-name="P2">F</text:p>
          </draw:text-box>
        </draw:frame>
        <draw:line draw:style-name="gr4" draw:text-style-name="P1" draw:layer="layout" svg:x1="15.319cm" svg:y1="7.953cm" svg:x2="15.319cm" svg:y2="7.318cm">
          <text:p text:style-name="P2"/>
        </draw:line>
        <draw:line draw:style-name="gr4" draw:text-style-name="P1" draw:layer="layout" svg:x1="3.212cm" svg:y1="3.912cm" svg:x2="3.212cm" svg:y2="4.547cm">
          <text:p text:style-name="P2"/>
        </draw:line>
        <draw:line draw:style-name="gr4" draw:text-style-name="P1" draw:layer="layout" svg:x1="9.013cm" svg:y1="3.913cm" svg:x2="9.013cm" svg:y2="4.548cm">
          <text:p text:style-name="P2"/>
        </draw:line>
        <draw:line draw:style-name="gr4" draw:text-style-name="P1" draw:layer="layout" svg:x1="9.313cm" svg:y1="4.548cm" svg:x2="9.313cm" svg:y2="3.913cm">
          <text:p text:style-name="P2"/>
        </draw:line>
        <draw:line draw:style-name="gr4" draw:text-style-name="P1" draw:layer="layout" svg:x1="15.077cm" svg:y1="3.914cm" svg:x2="15.077cm" svg:y2="4.549cm">
          <text:p text:style-name="P2"/>
        </draw:line>
        <draw:line draw:style-name="gr4" draw:text-style-name="P1" draw:layer="layout" svg:x1="15.377cm" svg:y1="4.549cm" svg:x2="15.377cm" svg:y2="3.914cm">
          <text:p text:style-name="P2"/>
        </draw:line>
        <draw:line draw:style-name="gr4" draw:text-style-name="P1" draw:layer="layout" svg:x1="15.912cm" svg:y1="3.913cm" svg:x2="15.912cm" svg:y2="4.548cm">
          <text:p text:style-name="P2"/>
        </draw:line>
        <draw:line draw:style-name="gr2" draw:text-style-name="P1" draw:layer="layout" svg:x1="21.769cm" svg:y1="3.84cm" svg:x2="21.769cm" svg:y2="4.631cm">
          <text:p text:style-name="P2"/>
        </draw:line>
        <draw:line draw:style-name="gr4" draw:text-style-name="P1" draw:layer="layout" svg:x1="21.21cm" svg:y1="3.915cm" svg:x2="21.21cm" svg:y2="4.55cm">
          <text:p text:style-name="P2"/>
        </draw:line>
        <draw:line draw:style-name="gr4" draw:text-style-name="P1" draw:layer="layout" svg:x1="21.51cm" svg:y1="4.55cm" svg:x2="21.51cm" svg:y2="3.915cm">
          <text:p text:style-name="P2"/>
        </draw:line>
        <draw:line draw:style-name="gr4" draw:text-style-name="P1" draw:layer="layout" svg:x1="22.045cm" svg:y1="3.914cm" svg:x2="22.045cm" svg:y2="4.549cm">
          <text:p text:style-name="P2"/>
        </draw:line>
        <draw:line draw:style-name="gr4" draw:text-style-name="P1" draw:layer="layout" svg:x1="22.945cm" svg:y1="3.915cm" svg:x2="22.945cm" svg:y2="4.55cm">
          <text:p text:style-name="P2"/>
        </draw:line>
        <draw:line draw:style-name="gr4" draw:text-style-name="P1" draw:layer="layout" svg:x1="3.211cm" svg:y1="6.515cm" svg:x2="3.211cm" svg:y2="7.15cm">
          <text:p text:style-name="P2"/>
        </draw:line>
        <draw:line draw:style-name="gr4" draw:text-style-name="P1" draw:layer="layout" svg:x1="3.511cm" svg:y1="7.15cm" svg:x2="3.511cm" svg:y2="6.515cm">
          <text:p text:style-name="P2"/>
        </draw:line>
        <draw:line draw:style-name="gr4" draw:text-style-name="P1" draw:layer="layout" svg:x1="4.046cm" svg:y1="6.514cm" svg:x2="4.046cm" svg:y2="7.149cm">
          <text:p text:style-name="P2"/>
        </draw:line>
        <draw:line draw:style-name="gr4" draw:text-style-name="P1" draw:layer="layout" svg:x1="4.946cm" svg:y1="6.515cm" svg:x2="4.946cm" svg:y2="7.15cm">
          <text:p text:style-name="P2"/>
        </draw:line>
        <draw:line draw:style-name="gr4" draw:text-style-name="P1" draw:layer="layout" svg:x1="5.846cm" svg:y1="6.516cm" svg:x2="5.846cm" svg:y2="7.151cm">
          <text:p text:style-name="P2"/>
        </draw:line>
        <draw:line draw:style-name="gr4" draw:text-style-name="P1" draw:layer="layout" svg:x1="9.011cm" svg:y1="6.516cm" svg:x2="9.011cm" svg:y2="7.151cm">
          <text:p text:style-name="P2"/>
        </draw:line>
        <draw:line draw:style-name="gr4" draw:text-style-name="P1" draw:layer="layout" svg:x1="9.311cm" svg:y1="7.151cm" svg:x2="9.311cm" svg:y2="6.516cm">
          <text:p text:style-name="P2"/>
        </draw:line>
        <draw:line draw:style-name="gr4" draw:text-style-name="P1" draw:layer="layout" svg:x1="9.811cm" svg:y1="6.517cm" svg:x2="9.811cm" svg:y2="7.152cm">
          <text:p text:style-name="P2"/>
        </draw:line>
        <draw:line draw:style-name="gr4" draw:text-style-name="P1" draw:layer="layout" svg:x1="10.111cm" svg:y1="7.152cm" svg:x2="10.111cm" svg:y2="6.517cm">
          <text:p text:style-name="P2"/>
        </draw:line>
        <draw:line draw:style-name="gr4" draw:text-style-name="P1" draw:layer="layout" svg:x1="10.746cm" svg:y1="6.514cm" svg:x2="10.746cm" svg:y2="7.149cm">
          <text:p text:style-name="P2"/>
        </draw:line>
        <draw:line draw:style-name="gr4" draw:text-style-name="P1" draw:layer="layout" svg:x1="11.646cm" svg:y1="6.515cm" svg:x2="11.646cm" svg:y2="7.15cm">
          <text:p text:style-name="P2"/>
        </draw:line>
        <draw:line draw:style-name="gr4" draw:text-style-name="P1" draw:layer="layout" svg:x1="15.011cm" svg:y1="6.517cm" svg:x2="15.011cm" svg:y2="7.152cm">
          <text:p text:style-name="P2"/>
        </draw:line>
        <draw:line draw:style-name="gr4" draw:text-style-name="P1" draw:layer="layout" svg:x1="15.311cm" svg:y1="7.152cm" svg:x2="15.311cm" svg:y2="6.517cm">
          <text:p text:style-name="P2"/>
        </draw:line>
        <draw:line draw:style-name="gr4" draw:text-style-name="P1" draw:layer="layout" svg:x1="15.859cm" svg:y1="6.518cm" svg:x2="15.859cm" svg:y2="7.153cm">
          <text:p text:style-name="P2"/>
        </draw:line>
        <draw:line draw:style-name="gr4" draw:text-style-name="P1" draw:layer="layout" svg:x1="16.159cm" svg:y1="7.153cm" svg:x2="16.159cm" svg:y2="6.518cm">
          <text:p text:style-name="P2"/>
        </draw:line>
        <draw:line draw:style-name="gr4" draw:text-style-name="P1" draw:layer="layout" svg:x1="16.759cm" svg:y1="6.519cm" svg:x2="16.759cm" svg:y2="7.154cm">
          <text:p text:style-name="P2"/>
        </draw:line>
        <draw:line draw:style-name="gr4" draw:text-style-name="P1" draw:layer="layout" svg:x1="17.059cm" svg:y1="7.154cm" svg:x2="17.059cm" svg:y2="6.519cm">
          <text:p text:style-name="P2"/>
        </draw:line>
        <draw:line draw:style-name="gr4" draw:text-style-name="P1" draw:layer="layout" svg:x1="21.207cm" svg:y1="6.52cm" svg:x2="21.207cm" svg:y2="7.155cm">
          <text:p text:style-name="P2"/>
        </draw:line>
        <draw:line draw:style-name="gr4" draw:text-style-name="P1" draw:layer="layout" svg:x1="21.507cm" svg:y1="7.155cm" svg:x2="21.507cm" svg:y2="6.52cm">
          <text:p text:style-name="P2"/>
        </draw:line>
        <draw:line draw:style-name="gr4" draw:text-style-name="P1" draw:layer="layout" svg:x1="22.039cm" svg:y1="6.521cm" svg:x2="22.039cm" svg:y2="7.156cm">
          <text:p text:style-name="P2"/>
        </draw:line>
        <draw:line draw:style-name="gr4" draw:text-style-name="P1" draw:layer="layout" svg:x1="22.339cm" svg:y1="7.156cm" svg:x2="22.339cm" svg:y2="6.521cm">
          <text:p text:style-name="P2"/>
        </draw:line>
        <draw:line draw:style-name="gr4" draw:text-style-name="P1" draw:layer="layout" svg:x1="22.971cm" svg:y1="6.522cm" svg:x2="22.971cm" svg:y2="7.157cm">
          <text:p text:style-name="P2"/>
        </draw:line>
        <draw:line draw:style-name="gr4" draw:text-style-name="P1" draw:layer="layout" svg:x1="23.271cm" svg:y1="7.157cm" svg:x2="23.271cm" svg:y2="6.522cm">
          <text:p text:style-name="P2"/>
        </draw:line>
        <draw:line draw:style-name="gr4" draw:text-style-name="P1" draw:layer="layout" svg:x1="23.871cm" svg:y1="6.523cm" svg:x2="23.871cm" svg:y2="7.158cm">
          <text:p text:style-name="P2"/>
        </draw:line>
        <draw:line draw:style-name="gr4" draw:text-style-name="P1" draw:layer="layout" svg:x1="24.171cm" svg:y1="7.158cm" svg:x2="24.171cm" svg:y2="6.523cm">
          <text:p text:style-name="P2"/>
        </draw:line>
        <draw:line draw:style-name="gr4" draw:text-style-name="P1" draw:layer="layout" svg:x1="17.646cm" svg:y1="6.516cm" svg:x2="17.646cm" svg:y2="7.151cm">
          <text:p text:style-name="P2"/>
        </draw:line>
        <draw:line draw:style-name="gr5" draw:text-style-name="P1" draw:layer="layout" svg:x1="1cm" svg:y1="7.825cm" svg:x2="1cm" svg:y2="6.555cm">
          <text:p text:style-name="P2"/>
        </draw:line>
        <draw:frame draw:style-name="gr3" draw:layer="layout" svg:width="0.925cm" svg:height="0.962cm" svg:x="0.029cm" svg:y="6.73cm">
          <draw:text-box>
            <text:p text:style-name="P2">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1-25T19:08:11</meta:creation-date>
    <dc:creator>Jussi Eloranta</dc:creator>
    <dc:date>2007-11-25T19:57:08</dc:date>
    <meta:editing-cycles>20</meta:editing-cycles>
    <meta:editing-duration>PT49M1S</meta:editing-duration>
    <meta:user-defined meta:name="Info 1"/>
    <meta:user-defined meta:name="Info 2"/>
    <meta:user-defined meta:name="Info 3"/>
    <meta:user-defined meta:name="Info 4"/>
    <meta:document-statistic meta:object-count="138"/>
  </office:meta>
</office:document-meta>
</file>